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rsid="0011f9a6" officeooo:paragraph-rsid="0011f9a6"/>
    </style:style>
    <style:style style:name="P2" style:family="paragraph" style:parent-style-name="Standard">
      <style:text-properties officeooo:rsid="0011f9a6" officeooo:paragraph-rsid="0015657a"/>
    </style:style>
    <style:style style:name="P3" style:family="paragraph" style:parent-style-name="Standard">
      <style:text-properties officeooo:rsid="001498cc" officeooo:paragraph-rsid="001498cc"/>
    </style:style>
    <style:style style:name="P4" style:family="paragraph" style:parent-style-name="Standard">
      <style:text-properties officeooo:rsid="0015657a" officeooo:paragraph-rsid="0015657a"/>
    </style:style>
    <style:style style:name="P5" style:family="paragraph" style:parent-style-name="Standard">
      <style:text-properties officeooo:rsid="0015d4ee" officeooo:paragraph-rsid="0015d4ee"/>
    </style:style>
    <style:style style:name="P6" style:family="paragraph" style:parent-style-name="Standard">
      <style:text-properties officeooo:rsid="001835fa" officeooo:paragraph-rsid="001835fa"/>
    </style:style>
    <style:style style:name="T1" style:family="text">
      <style:text-properties officeooo:rsid="001498cc"/>
    </style:style>
    <style:style style:name="T2" style:family="text">
      <style:text-properties officeooo:rsid="0015657a"/>
    </style:style>
    <style:style style:name="T3" style:family="text">
      <style:text-properties officeooo:rsid="00170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</text:p>
      <text:p text:style-name="P2">There are 4 sets of 12 images inside the folder “task1”. Their naming is as following: “{name}_0_{number}”. Each set of 12 image consists of 3 rows with 4 images each. Your script should be able to detect the individual cells and combine 12 images into one as seen as in “RESULT_Task1.jpg”. <text:span text:style-name="T1">The images have been created by 4 cameras with the solar module being moved in 3 positions. </text:span></text:p>
      <text:p text:style-name="P2"><text:span text:style-name="T1"><text:line-break/>Camera 1: _0.jpg, _4.jpg, _8.jpg</text:span></text:p>
      <text:p text:style-name="P3">Camera 2: _1.jpg, _5.jpg, _9.jpg</text:p>
      <text:p text:style-name="P3">Camera 3: _2.jpg, _6.jpg, _10.jpg</text:p>
      <text:p text:style-name="P3">Camera 4: _3.jpg, _7.jpg, _11.jpg</text:p>
      <text:p text:style-name="P3"/>
      <text:p text:style-name="P3">The final image should consist out of 6 cells from Camera1 + 5 cells from Camera 2 + the busbar + 5 cells from Camera 3 + 6 cells from <text:span text:style-name="T2">Ca</text:span>mera <text:span text:style-name="T2">4</text:span>. The busbar can be taken from Camera 2 or 3.</text:p>
      <text:p text:style-name="P3"/>
      <text:p text:style-name="P4">----------------------------------------------------------------------------------------------------------------------------</text:p>
      <text:p text:style-name="P3"/>
      <text:p text:style-name="P3">Task2: </text:p>
      <text:p text:style-name="P3">Reuse the images from the folder “task1” to calculate the distances between<text:line-break/><text:line-break/>a) 2 cells side by side</text:p>
      <text:p text:style-name="P3">b) 2 cells on top of each other<text:line-break/>c) In Camera 1 and 4 the distance from the utmost cell to the outer busbar</text:p>
      <text:p text:style-name="P3">d) In camera 2 and 3 the distance from the inside cell to the middle busbar</text:p>
      <text:p text:style-name="P3"/>
      <text:p text:style-name="P5">Each gap has to display 2 numbers. The smallest distance and the highest distance <text:span text:style-name="T3">of that particular gap</text:span>. The pixel number has to be converted into mm <text:span text:style-name="T3">on an </text:span>assum<text:span text:style-name="T3">ption that</text:span> each cell has a height of 210mm.</text:p>
      <text:p text:style-name="P5"/>
      <text:p text:style-name="P5">----------------------------------------------------------------------------------------------------------------------------</text:p>
      <text:p text:style-name="P5"/>
      <text:p text:style-name="P5">Task3:</text:p>
      <text:p text:style-name="P6">There are 22 images inside the folder “task3”. The task is to write an algorithm that can detect each individual cell and add a random colored boarder to all the cel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6T15:03:21.512000000</meta:creation-date>
    <dc:date>2025-09-07T23:06:11.371000000</dc:date>
    <meta:editing-duration>PT6H15M49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6" meta:word-count="262" meta:character-count="1623" meta:non-whitespace-character-count="1373"/>
  </office:meta>
</office:document-meta>
</file>